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4.501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0pt" style:font-size-asian="20pt" style:font-size-complex="20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fo:text-align="start" style:text-autospace="ideograph-alpha" style:punctuation-wrap="hanging">
        <style:tab-stops/>
      </style:paragraph-properties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justify"/>
    </style:style>
    <style:style style:name="P10" style:family="paragraph">
      <style:paragraph-properties fo:margin-left="0cm" fo:margin-right="0cm" fo:margin-top="0cm" fo:margin-bottom="0.373cm" fo:text-align="justify" fo:text-indent="0cm" style:text-autospace="ideograph-alpha" style:punctuation-wrap="hanging"/>
    </style:style>
    <style:style style:name="P11" style:family="paragraph">
      <style:paragraph-properties fo:text-align="justify" style:writing-mode="lr-tb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C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-Aman Kanwa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xml:id="id1" draw:id="id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$whoami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PU Architecture engineer</text:p>
              </text:list-item>
              <text:list-item>
                <text:p>CDAC DESD Alumni 2019 (ACTS Pune)</text:p>
              </text:list-item>
              <text:list-item>
                <text:p>6+ Years of experience in Embedded Systems</text:p>
              </text:list-item>
              <text:list-item>
                <text:p>Part of LOST (Linux Open Source Team)</text:p>
              </text:list-item>
              <text:list-item>
                <text:p>8051, AVR, PIC, ARM32, ARM64, ARM Big-Little, ARM Multicore.</text:p>
              </text:list-item>
              <text:list-item>
                <text:p>GPOS, RTOS, Low-level drivers, Middleware.</text:p>
              </text:list-item>
            </text:list>
          </draw:text-box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xml:id="id2" draw:id="id2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Topics</text:p>
          </draw:text-box>
        </draw:frame>
        <draw:frame presentation:style-name="pr5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">Pre-processing in C.</text:span></text:p>
              </text:list-item>
              <text:list-item>
                <text:p><text:span text:style-name="T1">Portability across platforms.</text:span></text:p>
                <text:list>
                  <text:list-item>
                    <text:p><text:span text:style-name="T1">Using macro switches</text:span></text:p>
                  </text:list-item>
                  <text:list-item>
                    <text:p><text:span text:style-name="T1">Selecting data-types properly</text:span></text:p>
                  </text:list-item>
                </text:list>
              </text:list-item>
              <text:list-item>
                <text:p><text:span text:style-name="T1">Optimizations.</text:span></text:p>
              </text:list-item>
              <text:list-item>
                <text:p><text:span text:style-name="T1">Bit-operations.</text:span></text:p>
              </text:list-item>
              <text:list-item>
                <text:p><text:span text:style-name="T1">Affect of programming technique on power consuption.</text:span></text:p>
              </text:list-item>
              <text:list-item>
                <text:p><text:span text:style-name="T1">Run-Time Error handling of C program.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xml:id="id3" draw:id="id3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Environment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inux (Debian)</text:p>
              </text:list-item>
              <text:list-item>
                <text:p>GCC 11.3.0</text:p>
              </text:list-item>
              <text:list-item>
                <text:p>Hardware x86_64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xml:id="id4" draw:id="id4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e-processing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1<text:span text:style-name="T2">st</text:span> Step in Code building pipeline.</text:p>
              </text:list-item>
              <text:list-item>
                <text:p>Improves code readability.</text:p>
              </text:list-item>
              <text:list-item>
                <text:p>Lower binary size lower by using Macro contants.</text:p>
              </text:list-item>
              <text:list-item>
                <text:p>Helps in Code porting using Macro switches.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xml:id="id5" draw:id="id5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C Code building Pipelin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C Pre-processing (CPP) </text:p>
                <text:p>Compilation</text:p>
                <text:p>Assembler</text:p>
                <text:p>Linker</text:p>
                <text:list>
                  <text:list-item>
                    <text:p>Static Linker</text:p>
                  </text:list-item>
                  <text:list-item>
                    <text:p>Dynamic Linker</text:p>
                  </text:list-item>
                </text:list>
              </text:list-header>
            </text:list>
          </draw:text-box>
        </draw:frame>
        <anim:par presentation:node-type="timing-root">
          <anim:par smil:begin="id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xml:id="id6" draw:id="id6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C pre-processor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4"><text:span text:style-name="T3">Code buildling can be stopped at Pre-processing </text:span><text:span text:style-name="T3">stage using the following flag in gcc</text:span></text:p>
                <text:p/>
                <text:p text:style-name="P5">gcc -E &lt;File.c&gt;</text:p>
                <text:p/>
                <text:p text:style-name="P4"><text:span text:style-name="T1">This will generate an intermediate file name as file.i </text:span><text:span text:style-name="T1">containing expanded macros. This is called as Macro </text:span><text:span text:style-name="T1">expansion step as well.</text:span></text:p>
              </text:list-header>
            </text:list>
          </draw:text-box>
        </draw:frame>
        <anim:par presentation:node-type="timing-root">
          <anim:par smil:begin="id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xml:id="id7" draw:id="id7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C pre-processor (example)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  <text:p text:style-name="P5"><text:span text:style-name="T4">Refer to demo1.c <text:s/>and demo2.c</text:span></text:p>
              </text:list-header>
            </text:list>
          </draw:text-box>
        </draw:frame>
        <anim:par presentation:node-type="timing-root">
          <anim:par smil:begin="id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xml:id="id8" draw:id="id8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C pre-processor (example)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4"><text:span text:style-name="T4"/></text:p>
              </text:list-header>
              <text:list-item>
                <text:p text:style-name="P4"><text:span text:style-name="T4">Notice the difference between the files post pre-processing </text:span><text:span text:style-name="T4">and the output of macro-expansion even when we are not </text:span><text:span text:style-name="T4">using any function declared in the included header.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xml:id="id9" draw:id="id9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6">Portability using Conditional Macros</text:p>
          </draw:text-box>
        </draw:frame>
        <draw:frame presentation:style-name="pr5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">Just like if() {} else {} conditional statements, we have </text:span><text:span text:style-name="T1">conditional macros.</text:span></text:p>
              </text:list-item>
              <text:list-item>
                <text:p><text:span text:style-name="T1">Conditional macros can be used to enable/disable a given </text:span><text:span text:style-name="T1">code block even before it gets compiled.</text:span></text:p>
              </text:list-item>
              <text:list-item>
                <text:p><text:span text:style-name="T1">This can reduce the binary size significantly compared to </text:span><text:span text:style-name="T1">conventional if else conditions.</text:span></text:p>
              </text:list-item>
              <text:list-item>
                <text:p><text:span text:style-name="T1">Used in almost every industry working in Automotive </text:span><text:span text:style-name="T1">domain, OS design, etc.</text:span>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xml:id="id10" draw:id="id10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6">C Portability issues</text:p>
          </draw:text-box>
        </draw:frame>
        <draw:frame presentation:style-name="pr5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">C programs are known to be platform dependent.</text:span></text:p>
                <text:list>
                  <text:list-item>
                    <text:p><text:span text:style-name="T1">Dependency on low-level architecture.</text:span></text:p>
                  </text:list-item>
                  <text:list-item>
                    <text:p><text:span text:style-name="T1">X86_64, PowePC, ARM, 32 Bit, 64 Bit versions.</text:span></text:p>
                  </text:list-item>
                  <text:list-item>
                    <text:p><text:span text:style-name="T1">Platform-Specific Functions and Libraries.</text:span></text:p>
                  </text:list-item>
                  <text:list-item>
                    <text:p><text:span text:style-name="T1">Endianness</text:span></text:p>
                  </text:list-item>
                  <text:list-item>
                    <text:p><text:span text:style-name="T1">Data Size and Type Assumptions.</text:span></text:p>
                  </text:list-item>
                  <text:list-item>
                    <text:p><text:span text:style-name="T1">Alignment and Padding.</text:span></text:p>
                  </text:list-item>
                  <text:list-item>
                    <text:p><text:span text:style-name="T1">File Paths and Directory Structures.</text:span></text:p>
                  </text:list-item>
                  <text:list-item>
                    <text:p><text:span text:style-name="T1">Floating-Point Arithmetic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xml:id="id11" draw:id="id1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6">C Portability issues</text:p>
          </draw:text-box>
        </draw:frame>
        <draw:frame presentation:style-name="pr5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">Dependency on low-level architecture.Dependency on low-</text:span><text:span text:style-name="T1">level architecture.</text:span></text:p>
                <text:list>
                  <text:list-item>
                    <text:p><text:span text:style-name="T1">C programs often rely on platform-specific functions and </text:span><text:span text:style-name="T1">libraries, which might not be available on other platforms. To </text:span><text:span text:style-name="T1">improve portability, try to use standard C libraries and functions </text:span><text:span text:style-name="T1">whenever possible. If platform-specific functionality is </text:span><text:span text:style-name="T1">unavoidable, consider using conditional compilation directives </text:span><text:span text:style-name="T1">(#ifdef, #ifndef, #endif) to handle platform-specific code </text:span><text:span text:style-name="T1">sections. This way, the appropriate code block will be compiled </text:span><text:span text:style-name="T1">based on the target platform.</text:span></text:p>
                  </text:list-item>
                </text:list>
              </text:list-item>
              <text:list-item>
                <text:p><text:span text:style-name="T1">Endianness</text:span></text:p>
                <text:list>
                  <text:list-item>
                    <text:p><text:span text:style-name="T1">Endianness refers to the way data is stored in memory (e.g., </text:span><text:span text:style-name="T1">little-endian or big-endian). When dealing with binary data or </text:span><text:span text:style-name="T1">network communication, endianness differences between </text:span><text:span text:style-name="T1">platforms can cause issues. To ensure portability, use explicit </text:span><text:span text:style-name="T1">data serialization/deserialization techniques or standardize on a </text:span><text:span text:style-name="T1">particular endianness using macros and functions.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xml:id="id12" draw:id="id12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6">C Portability issues</text:p>
          </draw:text-box>
        </draw:frame>
        <draw:frame presentation:style-name="pr5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7"><text:span text:style-name="T1">Data Size and Type Assumptions</text:span></text:p>
                <text:list>
                  <text:list-item>
                    <text:p><text:span text:style-name="T1">C programs often assume certain data sizes and types, such as </text:span><text:span text:style-name="T1">assuming that an int is always 32 bits. However, data sizes can </text:span><text:span text:style-name="T1">vary across platforms. To address this, use the &lt;stdint.h&gt; </text:span><text:span text:style-name="T1">header and fixed-size data types (e.g., uint32_t) defined in the </text:span><text:span text:style-name="T1">C99 standard. These types guarantee specific sizes regardless </text:span><text:span text:style-name="T1">of the platform.</text:span></text:p>
                  </text:list-item>
                </text:list>
              </text:list-item>
              <text:list-item>
                <text:p><text:span text:style-name="T1">Alignment and Padding</text:span></text:p>
                <text:list>
                  <text:list-item>
                    <text:p><text:span text:style-name="T1">Some platforms have specific memory alignment requirements </text:span><text:span text:style-name="T1">and padding behaviors, which can affect the layout of structs </text:span><text:span text:style-name="T1">and memory handling. To avoid such issues, use explicit padding </text:span><text:span text:style-name="T1">in your structs and avoid assumptions about the alignment </text:span><text:span text:style-name="T1">behavior of the compiler. For example, use #pragma pack </text:span><text:span text:style-name="T1">directives to control struct padding explicitly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 xml:id="id13" draw:id="id13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6">C Portability issues</text:p>
          </draw:text-box>
        </draw:frame>
        <draw:frame presentation:style-name="pr5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7"><text:span text:style-name="T1">File Paths and Directory Structures</text:span></text:p>
                <text:list>
                  <text:list-item>
                    <text:p><text:span text:style-name="T1">Different platforms have different conventions for file paths and </text:span><text:span text:style-name="T1">directory structures (e.g., Windows uses backslashes while Unix-</text:span><text:span text:style-name="T1">based systems use forward slashes). To make your file handling </text:span><text:span text:style-name="T1">code portable, consider using platform-independent macros or </text:span><text:span text:style-name="T1">functions for file path manipulation.</text:span></text:p>
                  </text:list-item>
                </text:list>
              </text:list-item>
              <text:list-item>
                <text:p><text:span text:style-name="T1">Floating-Point Arithmetic</text:span></text:p>
                <text:list>
                  <text:list-item>
                    <text:p><text:span text:style-name="T1">Floating-point arithmetic might produce slightly different results </text:span><text:span text:style-name="T1">on different platforms due to variations in floating-point </text:span><text:span text:style-name="T1">representations and precision. If precise floating-point </text:span><text:span text:style-name="T1">calculations are critical, consider using fixed-point arithmetic or </text:span><text:span text:style-name="T1">libraries that provide consistent results across platforms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 xml:id="id14" draw:id="id14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6">Optimization of C program</text:p>
          </draw:text-box>
        </draw:frame>
        <draw:frame presentation:style-name="pr5" draw:text-style-name="P3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<text:span text:style-name="T1">C compilers perform various optimizations to improve the </text:span><text:span text:style-name="T1">performance and efficiency of the generated machine code. </text:span><text:span text:style-name="T1">These optimizations are designed to make the compiled code </text:span><text:span text:style-name="T1">faster, smaller, and more efficient. Here are some common </text:span><text:span text:style-name="T1">techniques used by C compilers to optimize C programs:</text:span></text:p>
                <text:list>
                  <text:list-item>
                    <text:p><text:span text:style-name="T1">Constant Folding</text:span></text:p>
                  </text:list-item>
                  <text:list-item>
                    <text:p><text:span text:style-name="T1">Dead Code Elimination</text:span></text:p>
                  </text:list-item>
                  <text:list-item>
                    <text:p><text:span text:style-name="T1">Loop Optimization</text:span></text:p>
                  </text:list-item>
                  <text:list-item>
                    <text:p><text:span text:style-name="T1">Inlining</text:span></text:p>
                  </text:list-item>
                  <text:list-item>
                    <text:p><text:span text:style-name="T1">Common Subexpression Elimination</text:span></text:p>
                  </text:list-item>
                  <text:list-item>
                    <text:p><text:span text:style-name="T1">Register Allocation</text:span></text:p>
                  </text:list-item>
                  <text:list-item>
                    <text:p><text:span text:style-name="T1">Function Inlining</text:span></text:p>
                  </text:list-item>
                </text:list>
                <text:p><text:span text:style-name="T1"/></text:p>
              </text:list-header>
            </text:list>
          </draw:text-box>
        </draw:frame>
        <anim:par presentation:node-type="timing-root">
          <anim:par smil:begin="id1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 xml:id="id15" draw:id="id15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6">Optimization of C program</text:p>
          </draw:text-box>
        </draw:frame>
        <draw:frame presentation:style-name="pr5" draw:text-style-name="P3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<text:span text:style-name="T1"/></text:p>
                <text:list>
                  <text:list-item>
                    <text:p><text:span text:style-name="T1">Constant Folding</text:span></text:p>
                  </text:list-item>
                  <text:list-item>
                    <text:p><text:span text:style-name="T1">Dead Code Elimination</text:span></text:p>
                  </text:list-item>
                  <text:list-item>
                    <text:p><text:span text:style-name="T1">Loop Optimization</text:span></text:p>
                  </text:list-item>
                  <text:list-item>
                    <text:p><text:span text:style-name="T1">Inlining</text:span></text:p>
                  </text:list-item>
                  <text:list-item>
                    <text:p><text:span text:style-name="T1">Common Subexpression Elimination</text:span></text:p>
                  </text:list-item>
                  <text:list-item>
                    <text:p><text:span text:style-name="T1">Register Allocation</text:span></text:p>
                  </text:list-item>
                  <text:list-item>
                    <text:p><text:span text:style-name="T1">Function Inlining</text:span></text:p>
                  </text:list-item>
                </text:list>
                <text:p><text:span text:style-name="T1"/></text:p>
              </text:list-header>
            </text:list>
          </draw:text-box>
        </draw:frame>
        <anim:par presentation:node-type="timing-root">
          <anim:par smil:begin="id1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 xml:id="id16" draw:id="id16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6">Portability using Conditional Macros</text:p>
          </draw:text-box>
        </draw:frame>
        <draw:frame presentation:style-name="pr5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">Constant Folding</text:span></text:p>
                <text:list>
                  <text:list-item>
                    <text:p><text:span text:style-name="T1">The compiler evaluates constant expressions at compile-time </text:span><text:span text:style-name="T1">rather than runtime. For example, if you have int result = 10 * </text:span><text:span text:style-name="T1">5;, the compiler will directly replace it with int result = 50;</text:span></text:p>
                  </text:list-item>
                </text:list>
              </text:list-item>
              <text:list-item>
                <text:p><text:span text:style-name="T1">Dead Code Elimination</text:span></text:p>
                <text:list>
                  <text:list-item>
                    <text:p><text:span text:style-name="T1">The compiler identifies and removes unreachable or unused </text:span><text:span text:style-name="T1">code. This could be due to conditional statements that are </text:span><text:span text:style-name="T1">always false or variables that are not used.</text:span></text:p>
                  </text:list-item>
                </text:list>
              </text:list-item>
              <text:list-item>
                <text:p><text:span text:style-name="T1">Loop Optimization</text:span></text:p>
                <text:list>
                  <text:list-item>
                    <text:p><text:span text:style-name="T1">Compilers can apply loop unrolling, loop fusion, and loop-</text:span><text:span text:style-name="T1">invariant code motion to optimize loops. Loop unrolling replaces </text:span><text:span text:style-name="T1">loop iterations with multiple copies of the loop body to reduce </text:span><text:span text:style-name="T1">loop overhead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 xml:id="id17" draw:id="id17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6">Portability using Conditional Macros</text:p>
          </draw:text-box>
        </draw:frame>
        <draw:frame presentation:style-name="pr5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">Inlining</text:span></text:p>
                <text:list>
                  <text:list-item>
                    <text:p><text:span text:style-name="T1">The compiler may choose to inline functions, which means that </text:span><text:span text:style-name="T1">instead of calling a function, code of the function is directly </text:span><text:span text:style-name="T1">inserted in call site.</text:span></text:p>
                  </text:list-item>
                </text:list>
              </text:list-item>
              <text:list-item>
                <text:p text:style-name="P7"><text:span text:style-name="T1">Common Subexpression Elimination</text:span></text:p>
                <text:list>
                  <text:list-item>
                    <text:p><text:span text:style-name="T1">Compiler identifies and eliminates redundant calculations by </text:span><text:span text:style-name="T1">reusing the results of common subexpressions instead of </text:span><text:span text:style-name="T1">recalculating them.</text:span></text:p>
                  </text:list-item>
                </text:list>
              </text:list-item>
              <text:list-item>
                <text:p><text:span text:style-name="T1">Register Allocation</text:span></text:p>
                <text:list>
                  <text:list-item>
                    <text:p><text:span text:style-name="T1">The compiler assigns variables to CPU registers to reduce </text:span><text:span text:style-name="T1">memory access, which can improve the program's speed.</text:span></text:p>
                  </text:list-item>
                </text:list>
              </text:list-item>
              <text:list-item>
                <text:p><text:span text:style-name="T1">Function Inlining</text:span></text:p>
                <text:list>
                  <text:list-item>
                    <text:p><text:span text:style-name="T1">Small functions or functions marked as "inline" are expanded at </text:span><text:span text:style-name="T1">their call sites, saving the overhead of a function call.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 xml:id="id18" draw:id="id18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6">Space and Time aware programming</text:p>
          </draw:text-box>
        </draw:frame>
        <draw:frame presentation:style-name="pr5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">Space and Time aware programming, also known as space-</text:span><text:span text:style-name="T1">time aware programming, is a programming paradigm that </text:span><text:span text:style-name="T1">emphasizes the efficient utilization of both memory (space) </text:span><text:span text:style-name="T1">and processing time (time) resources. It involves optimizing </text:span><text:span text:style-name="T1">algorithms and data structures to strike a balance between </text:span><text:span text:style-name="T1">minimizing memory usage and maximizing computational </text:span><text:span text:style-name="T1">performance.</text:span></text:p>
                <text:list>
                  <text:list-item>
                    <text:p><text:span text:style-name="T1">Optimized Memory Usage</text:span></text:p>
                  </text:list-item>
                  <text:list-item>
                    <text:p><text:span text:style-name="T1">Improved Execution Speed</text:span></text:p>
                  </text:list-item>
                </text:list>
              </text:list-item>
              <text:list-item>
                <text:p><text:span text:style-name="T1">Key principles and techniques in space and time aware </text:span><text:span text:style-name="T1">programming include:</text:span></text:p>
                <text:list>
                  <text:list-item>
                    <text:p><text:span text:style-name="T1">Dynamic Memory Management</text:span></text:p>
                  </text:list-item>
                  <text:list-item>
                    <text:p><text:span text:style-name="T1">Caching and Memoization</text:span></text:p>
                  </text:list-item>
                  <text:list-item>
                    <text:p><text:span text:style-name="T1">Parallelism and Concurrency</text:span></text:p>
                  </text:list-item>
                  <text:list-item>
                    <text:p><text:span text:style-name="T1">Bit Manipulatio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 xml:id="id19" draw:id="id19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6">Space and Time aware programming</text:p>
          </draw:text-box>
        </draw:frame>
        <draw:frame presentation:style-name="pr5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">Optimized Memory Usage</text:span></text:p>
                <text:list>
                  <text:list-item>
                    <text:p><text:span text:style-name="T1">Programs are designed to use as little memory as possible to </text:span><text:span text:style-name="T1">store data structures, variables, and other resources. This is </text:span><text:span text:style-name="T1">particularly important in resource-constrained environments, </text:span><text:span text:style-name="T1">such as embedded systems or mobile devices.</text:span></text:p>
                  </text:list-item>
                </text:list>
              </text:list-item>
              <text:list-item>
                <text:p><text:span text:style-name="T1">Improved Execution Speed</text:span></text:p>
                <text:list>
                  <text:list-item>
                    <text:p><text:span text:style-name="T1">Algorithms are optimized to execute as fast as possible, </text:span><text:span text:style-name="T1">minimizing computational overhead and reducing the time </text:span><text:span text:style-name="T1">required to process data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 xml:id="id20" draw:id="id20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6">Key principles and techniques in space and time aware programming</text:p>
          </draw:text-box>
        </draw:frame>
        <draw:frame presentation:style-name="pr5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">Algorithm Selection</text:span></text:p>
                <text:list>
                  <text:list-item>
                    <text:p><text:span text:style-name="T1">Choosing the right algorithm is crucial for efficient </text:span><text:span text:style-name="T1">programming. Some algorithms may be more space-efficient but </text:span><text:span text:style-name="T1">slower, while others might be faster but consume more memory. </text:span></text:p>
                  </text:list-item>
                </text:list>
              </text:list-item>
              <text:list-item>
                <text:p><text:span text:style-name="T1">Dynamic Memory Management</text:span></text:p>
                <text:list>
                  <text:list-item>
                    <text:p><text:span text:style-name="T1">Space-aware programming often involves efficient management </text:span><text:span text:style-name="T1">of memory, such as allocating and deallocating memory </text:span><text:span text:style-name="T1">dynamically to avoid unnecessary memory consumption and </text:span><text:span text:style-name="T1">potential memory leaks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 xml:id="id21" draw:id="id2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6">Key principles and techniques in space and time aware programming</text:p>
          </draw:text-box>
        </draw:frame>
        <draw:frame presentation:style-name="pr5" draw:text-style-name="P1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9"><text:span text:style-name="T1">Caching and Memoization</text:span></text:p>
                <text:list>
                  <text:list-item>
                    <text:p text:style-name="P9"><text:span text:style-name="T1">Caching and memoization techniques are employed to store and </text:span><text:span text:style-name="T1">reuse previously computed results, thereby reducing redundant </text:span><text:span text:style-name="T1">computations and improving execution speed. </text:span></text:p>
                  </text:list-item>
                </text:list>
              </text:list-item>
              <text:list-item>
                <text:p text:style-name="P10"><text:span text:style-name="T1">Parallelism and Concurrency</text:span></text:p>
                <text:list>
                  <text:list-item>
                    <text:p text:style-name="P9"><text:span text:style-name="T1">Utilizing parallelism and concurrency can improve execution </text:span><text:span text:style-name="T1">time in multi-core or distributed systems. Techniques like multi-</text:span><text:span text:style-name="T1">threading and parallel processing can lead to significant </text:span><text:span text:style-name="T1">performance gains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 xml:id="id22" draw:id="id22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6">Key principles and techniques in space and time aware programming</text:p>
          </draw:text-box>
        </draw:frame>
        <draw:frame presentation:style-name="pr5" draw:text-style-name="P1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9"><text:span text:style-name="T1">Bit Manipulation</text:span></text:p>
                <text:list>
                  <text:list-item>
                    <text:p text:style-name="P9"><text:span text:style-name="T1">Efficient use of bitwise operations and bit manipulation can save </text:span><text:span text:style-name="T1">memory and improve performance in certain scenarios, </text:span><text:span text:style-name="T1">particularly in low-level programming.</text:span></text:p>
                  </text:list-item>
                </text:list>
              </text:list-item>
              <text:list-item>
                <text:p text:style-name="P10"><text:span text:style-name="T1">Avoiding Redundant Operations</text:span></text:p>
                <text:list>
                  <text:list-item>
                    <text:p text:style-name="P9"><text:span text:style-name="T1">Identifying and eliminating unnecessary computations can lead </text:span><text:span text:style-name="T1">to faster execution and reduced resource consumption</text:span></text:p>
                  </text:list-item>
                </text:list>
              </text:list-item>
              <text:list-item>
                <text:p text:style-name="P9"><text:span text:style-name="T1">Profiling and Benchmarking</text:span></text:p>
                <text:list>
                  <text:list-item>
                    <text:p text:style-name="P9"><text:span text:style-name="T1">Regularly profiling and benchmarking code is essential to </text:span><text:span text:style-name="T1">identify performance bottlenecks and make informed decisions </text:span><text:span text:style-name="T1">about optimization strategies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 xml:id="id23" draw:id="id23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6">Key principles and techniques in space and time aware programming</text:p>
          </draw:text-box>
        </draw:frame>
        <draw:frame presentation:style-name="pr5" draw:text-style-name="P1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9"><text:span text:style-name="T1">Awareness about underlying architecture</text:span></text:p>
                <text:list>
                  <text:list-item>
                    <text:p text:style-name="P9"><text:span text:style-name="T1">OS Aware programming in OS environments can save power in </text:span><text:span text:style-name="T1">various operations.</text:span></text:p>
                  </text:list-item>
                  <text:list-item>
                    <text:p text:style-name="P9"><text:span text:style-name="T1">OS Aware delay and OS un-aware delays are perfect example of </text:span><text:span text:style-name="T1">porgramming efficiency.</text:span></text:p>
                  </text:list-item>
                  <text:list-item>
                    <text:p text:style-name="P9"><text:span text:style-name="T1">Programmer should understand the system and select the best </text:span><text:span text:style-name="T1">option for a given scenario.</text:span></text:p>
                  </text:list-item>
                  <text:list-item>
                    <text:p text:style-name="P9"><text:span text:style-name="T1">Let’s Take an Example on an RTOS system</text:span></text:p>
                    <text:list>
                      <text:list-item>
                        <text:p text:style-name="P9"><text:span text:style-name="T1">STM32F411VE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 xml:id="id24" draw:id="id24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Bit-wise Operations (extra)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4"><text:span text:style-name="T4"/></text:p>
              </text:list-header>
              <text:list-item>
                <text:p text:style-name="P4"><text:span text:style-name="T4">Understanding the Memory Layout.</text:span></text:p>
              </text:list-item>
              <text:list-item>
                <text:p text:style-name="P4"><text:span text:style-name="T4">Orgranization of data inside memory.</text:span></text:p>
              </text:list-item>
            </text:list>
          </draw:text-box>
        </draw:frame>
        <anim:par presentation:node-type="timing-root">
          <anim:par smil:begin="id2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Midnightblue2" presentation:presentation-page-layout-name="AL3T14">
        <office:forms form:automatic-focus="false" form:apply-design-mode="false"/>
        <draw:frame presentation:style-name="pr7" draw:text-style-name="P1" draw:layer="layout" svg:width="13cm" svg:height="4.5cm" svg:x="7.5cm" svg:y="4.125cm" presentation:class="title" presentation:user-transformed="true">
          <draw:text-box>
            <text:p>General QnA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5T13:58:51.062146396</meta:creation-date>
    <meta:editing-duration>PT35M53S</meta:editing-duration>
    <meta:editing-cycles>10</meta:editing-cycles>
    <meta:generator>LibreOffice/7.3.7.2$Linux_X86_64 LibreOffice_project/30$Build-2</meta:generator>
    <dc:title>Midnightblue</dc:title>
    <dc:date>2023-07-30T00:00:02.494054570</dc:date>
    <meta:document-statistic meta:object-count="153"/>
  </office:meta>
</office:document-meta>
</file>